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ásicos.</text:p>
      <text:p text:style-name="Preformatted_20_Text"/>
      <text:p text:style-name="Preformatted_20_Text">E 1.20 Mostre que todo grafo tem um número par de vértices de grau ímpar.</text:p>
      <text:p text:style-name="Preformatted_20_Text"/>
      <text:p text:style-name="Preformatted_20_Text">E 1.21 Mostre que todo grafo com dois ou mais vértices tem pelo menos dois vértices de mesmo grau.</text:p>
      <text:p text:style-name="Preformatted_20_Text"/>
      <text:p text:style-name="Preformatted_20_Text">E 1.26 Mostre que se G é um grafo com δ(G) &gt; 0 e m(G) &lt; n(G) então G tem pelo menos dois vértices de grau 1.</text:p>
      <text:p text:style-name="Preformatted_20_Text"/>
      <text:p text:style-name="Preformatted_20_Text">Cortes</text:p>
      <text:p text:style-name="Preformatted_20_Text"/>
      <text:p text:style-name="Preformatted_20_Text">Dado um conjunto X ⊆ V(G), o corte definido por X, representado por ∇(X), é o conjunto das arestas que ligam os vértices em X aos vértices fora de X. Formalmente, ∇(X) = { {u,v} : {u,v} ∈ A(G) e u ∈ X e v ∉ X }.</text:p>
      <text:p text:style-name="Preformatted_20_Text"/>
      <text:p text:style-name="Preformatted_20_Text">M 1.1 Mostre que m(G) = m(G[X]) + m(G-X) + |∇_G(X)|.</text:p>
      <text:p text:style-name="Preformatted_20_Text"/>
      <text:p text:style-name="Preformatted_20_Text">Ciclos e árvores</text:p>
      <text:p text:style-name="Preformatted_20_Text"/>
      <text:p text:style-name="Preformatted_20_Text">E 1.31 Mostre que todo corte de um circuito tem cardinalidade par. Isto é, mostre que, para qualquer conjunto X de vértices de um circuito O , o corte ∇_O(X) tem cardinalidade par.</text:p>
      <text:p text:style-name="Preformatted_20_Text"/>
      <text:p text:style-name="Preformatted_20_Text">E 1.33 Uma floresta é um grafo sem circuitos. Mostre que um grafo G é uma floresta se e somente se cada uma de suas arestas é um corte, ou seja, para cada aresta a existe um subconjunto X de V(G) tal que ∇(X) = {a}.</text:p>
      <text:p text:style-name="Preformatted_20_Text"/>
      <text:p text:style-name="Preformatted_20_Text">Conexidade</text:p>
      <text:p text:style-name="Preformatted_20_Text"/>
      <text:p text:style-name="Preformatted_20_Text">E 1.38 Seja G um grafo tal que ∆(G) ≤ 2. Mostre que cada componente de G é um caminho ou um circuito.</text:p>
      <text:p text:style-name="Preformatted_20_Text"/>
      <text:p text:style-name="Preformatted_20_Text">E 1.39 Seja G um grafo com δ(G) ≥ ⌊n(G)/2⌋. 11 Mostre que G é conexo.</text:p>
      <text:p text:style-name="Preformatted_20_Text"/>
      <text:p text:style-name="Preformatted_20_Text">E 1.40 Seja G um grafo com δ(G) ≥ 3. Mostre que G tem um circuito par.</text:p>
      <text:p text:style-name="Preformatted_20_Text"/>
      <text:p text:style-name="Preformatted_20_Text">E 1.41 Mostre que todo grafo G satisfaz a desigualdade m(G) ≥ n(G) − c(G), na qual c(G) é o número de componentes de G.</text:p>
      <text:p text:style-name="Preformatted_20_Text"/>
      <text:p text:style-name="Preformatted_20_Text">E 1.42 Uma árvore é uma floresta (veja exercício 1.33) conexa. (Os grafos discutidos no exemplo 1.9 são árvores.) Mostre que um grafo conexo G é uma floresta se e somente se, para cada aresta a, o grafo G − a não é conexo.</text:p>
      <text:p text:style-name="Preformatted_20_Text"/>
      <text:p text:style-name="Preformatted_20_Text">Caminhos mínimos</text:p>
      <text:p text:style-name="Preformatted_20_Text"/>
      <text:p text:style-name="Preformatted_20_Text">M 1.2 Suponha que o custo de cada arco de um grafo orientado G seja sempre unitário, ou seja c(a) = 1 para toda a .in. A(G). Qual é o melhor algoritmo para encontrar todos os caminhos de custo mínimo partindo de um mesmo vértice original dado (s) para todos os demais vértices do grafo? Qual é a complexidade do algoritmo?</text:p>
      <text:p text:style-name="Preformatted_20_Text"/>
      <text:p text:style-name="Preformatted_20_Text">M 1.3 E se o custo de cada arco do exercício 1.2 fosse sempre igual a uma constante positiva, porém não necessariamente 1. O mesmo algoritmo funcionaria? Por que?</text:p>
      <text:p text:style-name="Preformatted_20_Text"/>
      <text:p text:style-name="Preformatted_20_Text">M 1.4 Suponha que você executou um algoritmo de caminhos mínimos como Dijkstra ou Bellman-Ford em um grafo G e origem s. O algoritmo encontrou a árvore de caminhos mínimos e os rótulos de custos dos caminhos para cada vértice do grafo. Ao analisar o resultado, percebeu-se que um arco {u,v} não pertence a árvore. Suponha que desejamos que a árvore contenha o arco mencionado e que seja possível reduzir o custo do arco no grafo. Qual seria a menor redução necessária para que o arco pertença a algum caminho de custo mínimo?</text:p>
      <text:p text:style-name="Preformatted_20_Text"/>
      <text:p text:style-name="Preformatted_20_Text"><text:soft-page-break/>M 1.5 Suponha que um grafo não contém ciclos negativos e possui ao menos três vértices distintos: a, b e c. Mostre que, se existe um caminho de a para b com custo c1 e um caminho de b para c com custo c2, então existe um caminho de a para c com custo menor ou igual a c1+c2. Mostre que não podemos garantir que exista um caminho de custo c1+c2 de a para c. Porque precisamos da hipótese que não há ciclos negativos? Mostre um grafo com ciclos negativos que a proposição apresentada falha.</text:p>
      <text:p text:style-name="Preformatted_20_Text"/>
      <text:p text:style-name="Preformatted_20_Text">Coloração de vértices</text:p>
      <text:p text:style-name="Preformatted_20_Text"/>
      <text:p text:style-name="Preformatted_20_Text">Seja H um subgrafo de G, mostre que: ω(G) ≥ ω(H), mas não há relação entre α(G) e α(H). Mostre que χ(G) ≥ χ(H).</text:p>
      <text:p text:style-name="Preformatted_20_Text"/>
      <text:p text:style-name="Preformatted_20_Text">Seja H um subgrafo induzido de G, mostre que: ω(G) ≥ ω(H) e α(G) ≥ α(H). Mostre que χ(G) ≥ χ(H).</text:p>
      <text:p text:style-name="Preformatted_20_Text"/>
      <text:p text:style-name="Preformatted_20_Text">Mostre que se v é um vértice de G tal que g(v) &lt; χ(G) - 1 e H = G - v, então χ(G) = χ(H).</text:p>
      <text:p text:style-name="Preformatted_20_Text"/>
      <text:p text:style-name="Preformatted_20_Text">Sejam G1 e G2 dois grafos com conjuntos disjuntos de vértices. Define-se a operação de junção H = G1 + G2, de forma que: V(H) = V(G1) U V(G2), A(H) = A(G1) U A(G2) U { {u,v} : u ∈ V(G1) e v ∈ V(G2) }.</text:p>
      <text:p text:style-name="P1">Prove que χ(H) = χ(G1) + χ(G2), ω(H) = ω(G1) + ω(G2) e α(H) = máx {α(G1), α(G2)}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8:05:38.509714534</meta:creation-date>
    <dc:date>2024-04-19T08:07:18.382888794</dc:date>
    <meta:editing-duration>PT1M41S</meta:editing-duration>
    <meta:editing-cycles>1</meta:editing-cycles>
    <meta:document-statistic meta:table-count="0" meta:image-count="0" meta:object-count="0" meta:page-count="2" meta:paragraph-count="27" meta:word-count="748" meta:character-count="3669" meta:non-whitespace-character-count="2948"/>
    <meta:generator>LibreOffice/7.3.7.2$Linux_X86_64 LibreOffice_project/30$Build-2</meta:generator>
  </office:meta>
</office:document-meta>
</file>